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3-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LISHA AND KING JORAM (3:1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LISHA AND KING JORAM (3:1-1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ncompetent king (3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incompetent king (3:1-9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Joram's idolatry (3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Joram's intent (3:4-8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Joram's ineptness (3:9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ELISHA AND KING JORAM (3:1-14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incompetent king (3:1-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indignant prophet (3:10-2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indignant prophet (3:10-27)<text:s text:c="1"/></text:span><text:span text:style-name="a485" text:class-names=""/></text:p>
          </draw:text-box>
          <svg:title/>
          <svg:desc/>
        </draw:frame>
        <draw:frame draw:id="id92" presentation:style-name="a506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request (3:10-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ebuke (3:13-14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reply (3:15-19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red water (3:20-23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routing (3:24-2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The routing (3:24-27)<text:s text:c="1"/></text:span><text:span text:style-name="a509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Moab's defeat (3:24-25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Moab's desperation (3:26-2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<text:s text:c="1"/>The indignant prophet (3:10-27)<text:s text:c="1"/></text:span><text:span text:style-name="a524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request (3:10-12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rebuke (3:13-1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reply (3:15-19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ed water (3:20-2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routing (3:24-27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ELISHA AND KING JORAM (3:1-14)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incompetent king (3:1-9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indignant prophet (3:10-27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2 KINGS 3-4<text:s text:c="1"/>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ELISHA AND KING JORAM (3:1-14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ELISHA AND A POOR WIDOW (4:1-7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0" draw:style-name="a576" draw:master-page-name="Master1-Layout12-tx-Title-and-Text" presentation:presentation-page-layout-name="Master1-PPL12" draw:id="Slide-265">
        <draw:frame draw:id="id101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ELISHA AND A POOR WIDOW (4:1-7)<text:s text:c="1"/></text:span><text:span text:style-name="a578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widow's crisis (4:1-2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Elisha's command (4:3-7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2 KINGS 3-4<text:s text:c="1"/></text:span><text:span text:style-name="a593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ELISHA AND KING JORAM (3:1-14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ELISHA AND A POOR WIDOW (4:1-7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ELISHA AND THE WOMAN FROM SHUNEM (4:8-37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-title-Title-Slide" presentation:presentation-page-layout-name="Master1-PPL1" draw:id="Slide-267">
        <draw:frame draw:id="id105" presentation:style-name="a613" draw:name="Title 1" svg:x="1.38in" svg:y="0.83in" svg:width="10.3in" svg:height="4.42in" presentation:class="title" presentation:placeholder="false">
          <draw:text-box>
            <text:p text:style-name="a612" text:class-names="" text:cond-style-name=""><text:span text:style-name="a610" text:class-names="">ELISHA AND THE WOMAN FROM SHUNEM (4:8-37)<text:s text:c="1"/></text:span><text:span text:style-name="a611" text:class-names=""/></text:p>
          </draw:text-box>
          <svg:title/>
          <svg:desc/>
        </draw:frame>
        <draw:frame draw:id="id106" presentation:style-name="a618" draw:name="Subtitle 2" svg:x="1.38in" svg:y="5.25in" svg:width="10.3in" svg:height="1.85in" presentation:class="subtitle" presentation:placeholder="false">
          <draw:text-box>
            <text:p text:style-name="a615" text:class-names="" text:cond-style-name=""><text:span text:style-name="a614" text:class-names=""><text:s text:c="1"/>Her hospitality (4:8-17)<text:s text:c="1"/></text:span></text:p>
            <text:p text:style-name="a617" text:class-names="" text:cond-style-name=""><text:span text:style-name="a616" text:class-names=""/></text:p>
          </draw:text-box>
          <svg:title/>
          <svg:desc/>
        </draw:frame>
      </draw:page>
      <draw:page draw:name="Slide13" draw:style-name="a619" draw:master-page-name="Master1-Layout12-tx-Title-and-Text" presentation:presentation-page-layout-name="Master1-PPL12" draw:id="Slide-268">
        <draw:frame draw:id="id107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<text:s text:c="1"/>Her hospitality (4:8-17)<text:s text:c="1"/></text:span><text:span text:style-name="a621" text:class-names=""/></text:p>
          </draw:text-box>
          <svg:title/>
          <svg:desc/>
        </draw:frame>
        <draw:frame draw:id="id108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The room (4:8-10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reward (4:11-17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4" draw:style-name="a634" draw:master-page-name="Master1-Layout12-tx-Title-and-Text" presentation:presentation-page-layout-name="Master1-PPL12" draw:id="Slide-269">
        <draw:frame draw:id="id109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ELISHA AND THE WOMAN FROM SHUNEM (4:8-37)<text:s text:c="1"/></text:span><text:span text:style-name="a636" text:class-names=""/></text:p>
          </draw:text-box>
          <svg:title/>
          <svg:desc/>
        </draw:frame>
        <draw:frame draw:id="id110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Her hospitality (4:8-17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Her heartache (4:18-28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5" draw:style-name="a649" draw:master-page-name="Master1-Layout12-tx-Title-and-Text" presentation:presentation-page-layout-name="Master1-PPL12" draw:id="Slide-270">
        <draw:frame draw:id="id111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<text:s text:c="1"/>Her heartache (4:18-28)<text:s text:c="1"/></text:span><text:span text:style-name="a651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The source of her tears (4:18-21):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solution for her tears (4:22-31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6" draw:style-name="a664" draw:master-page-name="Master1-Layout12-tx-Title-and-Text" presentation:presentation-page-layout-name="Master1-PPL12" draw:id="Slide-271">
        <draw:frame draw:id="id113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ELISHA AND THE WOMAN FROM SHUNEM (4:8-37)<text:s text:c="1"/></text:span><text:span text:style-name="a666" text:class-names=""/></text:p>
          </draw:text-box>
          <svg:title/>
          <svg:desc/>
        </draw:frame>
        <draw:frame draw:id="id114" presentation:style-name="a681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Her hospitality (4:8-17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Her heartache (4:18-28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Her happiness (4:32-37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7" draw:style-name="a682" draw:master-page-name="Master1-Layout12-tx-Title-and-Text" presentation:presentation-page-layout-name="Master1-PPL12" draw:id="Slide-272">
        <draw:frame draw:id="id115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2 KINGS 3-4<text:s text:c="1"/></text:span><text:span text:style-name="a684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ELISHA AND KING JORAM (3:1-14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ELISHA AND A POOR WIDOW (4:1-7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ELISHA AND THE WOMAN FROM SHUNEM (4:8-3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ELISHA AND THE PROPHETS (4:38-44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8" draw:style-name="a703" draw:master-page-name="Master1-Layout12-tx-Title-and-Text" presentation:presentation-page-layout-name="Master1-PPL12" draw:id="Slide-273">
        <draw:frame draw:id="id117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ELISHA AND THE PROPHETS (4:38-44):<text:s text:c="1"/></text:span><text:span text:style-name="a705" text:class-names=""/></text:p>
          </draw:text-box>
          <svg:title/>
          <svg:desc/>
        </draw:frame>
        <draw:frame draw:id="id118" presentation:style-name="a717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poisonous food (4:38-41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plentiful food (4:42-44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9" draw:style-name="a718" draw:master-page-name="Master1-Layout12-tx-Title-and-Text" presentation:presentation-page-layout-name="Master1-PPL12" draw:id="Slide-274">
        <draw:frame draw:id="id119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2 KINGS 3-4<text:s text:c="1"/></text:span><text:span text:style-name="a720" text:class-names=""/></text:p>
          </draw:text-box>
          <svg:title/>
          <svg:desc/>
        </draw:frame>
        <draw:frame draw:id="id120" presentation:style-name="a738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ELISHA AND KING JORAM (3:1-14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ELISHA AND A POOR WIDOW (4:1-7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ELISHA AND THE WOMAN FROM SHUNEM (4:8-37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ELISHA AND THE PROPHETS (4:38-44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3-4 </dc:title>
    <meta:initial-creator>David STRICKLAND</meta:initial-creator>
    <dc:creator>David STRICKLAND</dc:creator>
    <meta:creation-date>2020-02-24T10:49:04Z</meta:creation-date>
    <dc:date>2020-02-24T10:49:04Z</dc:date>
    <meta:template xlink:href="BibleStudy" xlink:type="simple"/>
    <meta:editing-cycles>1</meta:editing-cycles>
    <meta:editing-duration>PT0S</meta:editing-duration>
    <meta:document-statistic meta:paragraph-count="67" meta:word-count="445"/>
  </office:meta>
</office:document-meta>
</file>